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311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7-19">07/19/2005</text:date>, <text:time>16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7-19T16:34:44</dc:date>
    <dc:language>en-US</dc:language>
    <meta:editing-cycles>128</meta:editing-cycles>
    <meta:editing-duration>PT9H50M33S</meta:editing-duration>
    <meta:user-defined meta:name="Info 1"/>
    <meta:user-defined meta:name="Info 2"/>
    <meta:user-defined meta:name="Info 3"/>
    <meta:user-defined meta:name="Info 4"/>
    <meta:document-statistic meta:table-count="3" meta:cell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'sheet1 = ActiveWorkbook.Worksheets("Sheet1")
'MsgBox ("WorkSheets(Sheet1) : " + ActiveWorkbook.Worksheets("Sheet1").Name)
MsgBox ("WorkBooks Count is " + WorkBooks.Count)
MsgBox ("WorkSheets Count is " + ActiveWorkbook.WorkSheets.Count)
MsgBox ("WorkSheets Parent is " + ActiveWorkbook.WorkSheets.Parent.Name)
MsgBox("ActiveSheet Name is " + sheet.Name + " Cell A3 = " + sheet.Range("A3").Value )
MsgBox("Number of rows in the range is" + sheet.Range("A1:B3").Count )
sheet.Range("A1:B3").Clear
MsgBox("OffSet Test : " + sheet.Range("A1:B3").OffSet.Count)
'sheet.Move("Sheet3", "Sheet2")
MsgBox("Rows.Count: " + sheet.Range("A1:B3").Rows.Count)
MsgBox("Columns.Count: " + sheet.Range("A1:B3").Columns.Count)
MsgBox("Range.Count: " + sheet.Range("A1:B3").Count)

ActiveWorkbook.WorkSheets.Add
ActiveWorkbook.WorkSheets.Add Before:="Sheet3"
ActiveWorkbook.WorkSheets.Add After:="Sheet3"
ActiveWorkbook.WorkSheets.Add Before:="Sheet3", Count:=3

'WorkBooks.Close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